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610000017765F0FAC7B987671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28cm" svg:stroke-color="#fae05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559cm" svg:height="2.9cm" svg:x="-0.059cm" svg:y="0.8cm">
          <draw:image xlink:href="Pictures/1000000000000A610000017765F0FAC7B9876713.jpg" xlink:type="simple" xlink:show="embed" xlink:actuate="onLoad">
            <text:p/>
          </draw:image>
        </draw:frame>
        <draw:custom-shape draw:style-name="gr2" draw:text-style-name="P2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5.1cm" svg:height="1.6cm" svg:x="0.957cm" svg:y="3.928cm">
          <draw:text-box>
            <text:p text:style-name="P3"><text:span text:style-name="T1">Eu sou</text:span><text:span text:style-name="T2"> </text:span></text:p>
          </draw:text-box>
        </draw:frame>
        <draw:frame draw:style-name="gr4" draw:text-style-name="P6" draw:layer="layout" svg:width="19cm" svg:height="22.7cm" svg:x="1cm" svg:y="6cm">
          <draw:text-box>
            <text:p text:style-name="P5"><text:span text:style-name="T3">1. Primeira dica.</text:span></text:p>
            <text:p text:style-name="P5"><text:span text:style-name="T3">2. Segunda dica.</text:span></text:p>
            <text:p text:style-name="P5"><text:span text:style-name="T3">3. Terceira dica.</text:span></text:p>
            <text:p text:style-name="P5"><text:span text:style-name="T3">4. Quarta dica.</text:span></text:p>
            <text:p text:style-name="P5"><text:span text:style-name="T3">5. Quinta dica.</text:span></text:p>
            <text:p text:style-name="P5"><text:span text:style-name="T3">6. Sexta dica.</text:span></text:p>
            <text:p text:style-name="P5"><text:span text:style-name="T3">7. Sétima dica.</text:span></text:p>
            <text:p text:style-name="P5"><text:span text:style-name="T3">8. Oitava dica.</text:span></text:p>
            <text:p text:style-name="P5"><text:span text:style-name="T3">9. Nona dica.</text:span></text:p>
            <text:p text:style-name="P5"><text:span text:style-name="T3">10. Décima dic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20T14:56:27.609857188</dc:date>
    <meta:editing-duration>PT12M7S</meta:editing-duration>
    <meta:editing-cycles>3</meta:editing-cycles>
    <meta:generator>LibreOffice/5.1.4.2$MacOSX_X86_64 LibreOffice_project/f99d75f39f1c57ebdd7ffc5f42867c12031db97a</meta:generator>
    <meta:document-statistic meta:object-count="4"/>
  </office:meta>
</office:document-meta>
</file>